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Courier New" svg:font-family="'Courier New'" style:font-family-generic="modern" style:font-pitch="fixed"/>
    <style:font-face style:name="MS Mincho" svg:font-family="'MS Mincho'" style:font-family-generic="modern" style:font-pitch="fixed"/>
    <style:font-face style:name="Tahoma1" svg:font-family="Tahoma"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elle1" style:family="table">
      <style:table-properties style:width="17.013cm" fo:margin-left="-0.035cm" table:align="left"/>
    </style:style>
    <style:style style:name="Tabelle1.A" style:family="table-column">
      <style:table-column-properties style:column-width="0.132cm"/>
    </style:style>
    <style:style style:name="Tabelle1.B" style:family="table-column">
      <style:table-column-properties style:column-width="6.682cm"/>
    </style:style>
    <style:style style:name="Tabelle1.C" style:family="table-column">
      <style:table-column-properties style:column-width="4.692cm"/>
    </style:style>
    <style:style style:name="Tabelle1.D" style:family="table-column">
      <style:table-column-properties style:column-width="5.507cm"/>
    </style:style>
    <style:style style:name="Tabelle1.1" style:family="table-row">
      <style:table-row-properties style:min-row-height="0.855cm" style:use-optimal-row-height="false"/>
    </style:style>
    <style:style style:name="Tabelle1.A1" style:family="table-cell">
      <style:table-cell-properties style:vertical-align="bottom" fo:padding="0cm" fo:border="none"/>
    </style:style>
    <style:style style:name="Tabelle1.B1" style:family="table-cell">
      <style:table-cell-properties style:vertical-align="bottom" fo:padding="0cm" fo:border-left="0.018cm solid #000000" fo:border-right="none" fo:border-top="0.018cm solid #000000" fo:border-bottom="0.018cm solid #000000"/>
    </style:style>
    <style:style style:name="Tabelle1.C1" style:family="table-cell">
      <style:table-cell-properties style:vertical-align="bottom" fo:padding="0cm" fo:border-left="none" fo:border-right="none" fo:border-top="0.018cm solid #000000" fo:border-bottom="0.018cm solid #000000"/>
    </style:style>
    <style:style style:name="Tabelle1.D1" style:family="table-cell">
      <style:table-cell-properties style:vertical-align="bottom" fo:padding="0cm" fo:border-left="none" fo:border-right="0.018cm solid #000000" fo:border-top="0.018cm solid #000000" fo:border-bottom="0.018cm solid #000000"/>
    </style:style>
    <style:style style:name="Tabelle2" style:family="table">
      <style:table-properties style:width="16.909cm" fo:margin-left="0.011cm" table:align="left"/>
    </style:style>
    <style:style style:name="Tabelle2.A" style:family="table-column">
      <style:table-column-properties style:column-width="2.932cm"/>
    </style:style>
    <style:style style:name="Tabelle2.B" style:family="table-column">
      <style:table-column-properties style:column-width="1.54cm"/>
    </style:style>
    <style:style style:name="Tabelle2.C" style:family="table-column">
      <style:table-column-properties style:column-width="6.509cm"/>
    </style:style>
    <style:style style:name="Tabelle2.D" style:family="table-column">
      <style:table-column-properties style:column-width="5.928cm"/>
    </style:style>
    <style:style style:name="Tabelle2.A1" style:family="table-cell">
      <style:table-cell-properties fo:padding-left="0.191cm" fo:padding-right="0.191cm" fo:padding-top="0cm" fo:padding-bottom="0cm" fo:border-left="0.018cm solid #000000" fo:border-right="none" fo:border-top="0.018cm solid #000000" fo:border-bottom="0.018cm solid #000000"/>
    </style:style>
    <style:style style:name="Tabelle2.D1" style:family="table-cell">
      <style:table-cell-properties fo:padding-left="0.191cm" fo:padding-right="0.191cm" fo:padding-top="0cm" fo:padding-bottom="0cm" fo:border="0.018cm solid #000000"/>
    </style:style>
    <style:style style:name="Tabelle3" style:family="table">
      <style:table-properties style:width="16.829cm" fo:margin-left="0.09cm" table:align="left"/>
    </style:style>
    <style:style style:name="Tabelle3.A" style:family="table-column">
      <style:table-column-properties style:column-width="7.646cm"/>
    </style:style>
    <style:style style:name="Tabelle3.B" style:family="table-column">
      <style:table-column-properties style:column-width="2.249cm"/>
    </style:style>
    <style:style style:name="Tabelle3.C" style:family="table-column">
      <style:table-column-properties style:column-width="2.672cm"/>
    </style:style>
    <style:style style:name="Tabelle3.D" style:family="table-column">
      <style:table-column-properties style:column-width="2.09cm"/>
    </style:style>
    <style:style style:name="Tabelle3.E" style:family="table-column">
      <style:table-column-properties style:column-width="2.171cm"/>
    </style:style>
    <style:style style:name="Tabelle3.A1" style:family="table-cell">
      <style:table-cell-properties fo:padding-left="0.191cm" fo:padding-right="0.191cm" fo:padding-top="0cm" fo:padding-bottom="0cm" fo:border-left="0.018cm solid #000000" fo:border-right="none" fo:border-top="0.018cm solid #000000" fo:border-bottom="0.018cm solid #000000"/>
    </style:style>
    <style:style style:name="Tabelle3.E1" style:family="table-cell">
      <style:table-cell-properties fo:padding-left="0.191cm" fo:padding-right="0.191cm" fo:padding-top="0cm" fo:padding-bottom="0cm" fo:border="0.018cm solid #000000"/>
    </style:style>
    <style:style style:name="P1" style:family="paragraph" style:parent-style-name="Standard">
      <style:paragraph-properties fo:break-before="page"/>
      <style:text-properties style:font-name="Arial"/>
    </style:style>
    <style:style style:name="P2" style:family="paragraph" style:parent-style-name="Standard">
      <style:paragraph-properties fo:break-before="page"/>
      <style:text-properties style:font-name="Arial" fo:font-size="14pt" fo:font-weight="bold" style:font-size-asian="14pt" style:font-weight-asian="bold" style:font-size-complex="18pt" style:font-weight-complex="bold"/>
    </style:style>
    <style:style style:name="P3" style:family="paragraph" style:parent-style-name="Standard">
      <style:paragraph-properties fo:break-before="page"/>
      <style:text-properties style:font-name="Arial" fo:font-weight="bold" style:font-weight-asian="bold" style:font-size-complex="18pt" style:font-weight-complex="bold"/>
    </style:style>
    <style:style style:name="P4" style:family="paragraph" style:parent-style-name="Standard">
      <style:paragraph-properties fo:break-before="page">
        <style:tab-stops>
          <style:tab-stop style:position="1.905cm"/>
        </style:tab-stops>
      </style:paragraph-properties>
      <style:text-properties style:font-name="Arial" fo:font-weight="bold" style:font-weight-asian="bold" style:font-size-complex="18pt" style:font-weight-complex="bold"/>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ab-stops>
          <style:tab-stop style:position="9.843cm"/>
        </style:tab-stops>
      </style:paragraph-properties>
      <style:text-properties style:font-name="Arial" fo:font-size="16pt" style:font-size-asian="16pt"/>
    </style:style>
    <style:style style:name="P7" style:family="paragraph" style:parent-style-name="Standard">
      <style:text-properties style:font-name="Arial" fo:font-size="14pt" style:font-size-asian="14pt"/>
    </style:style>
    <style:style style:name="P8" style:family="paragraph" style:parent-style-name="Standard">
      <style:paragraph-properties>
        <style:tab-stops>
          <style:tab-stop style:position="9.843cm"/>
        </style:tab-stops>
      </style:paragraph-properties>
      <style:text-properties style:font-name="Arial" fo:font-size="14pt" style:font-size-asian="14pt"/>
    </style:style>
    <style:style style:name="P9" style:family="paragraph" style:parent-style-name="Standard">
      <style:paragraph-properties fo:line-height="150%"/>
      <style:text-properties style:font-name="Arial" fo:font-size="14pt" style:font-size-asian="14pt"/>
    </style:style>
    <style:style style:name="P10" style:family="paragraph" style:parent-style-name="Standard">
      <style:paragraph-properties fo:line-height="150%" fo:text-align="center" style:justify-single-word="false"/>
      <style:text-properties style:font-name="Arial" fo:font-size="14pt" style:font-size-asian="14pt"/>
    </style:style>
    <style:style style:name="P11" style:family="paragraph" style:parent-style-name="Standard">
      <style:paragraph-properties fo:line-height="150%" fo:text-align="justify" style:justify-single-word="false"/>
      <style:text-properties style:font-name="Arial" fo:font-size="14pt" style:font-size-asian="14pt"/>
    </style:style>
    <style:style style:name="P12" style:family="paragraph" style:parent-style-name="Standard">
      <style:paragraph-properties style:snap-to-layout-grid="false"/>
      <style:text-properties style:font-name="Arial" fo:font-size="14pt" style:font-size-asian="14pt"/>
    </style:style>
    <style:style style:name="P13" style:family="paragraph" style:parent-style-name="Standard">
      <style:paragraph-properties fo:text-align="end" style:justify-single-word="false" style:snap-to-layout-grid="false"/>
      <style:text-properties style:font-name="Arial" fo:font-size="14pt" style:font-size-asian="14pt"/>
    </style:style>
    <style:style style:name="P14" style:family="paragraph" style:parent-style-name="Standard">
      <style:text-properties style:font-name="Arial" fo:font-size="14pt" fo:language="en" fo:country="US" fo:font-weight="bold" style:font-size-asian="14pt" style:font-weight-asian="bold" style:font-size-complex="18pt" style:font-weight-complex="bold"/>
    </style:style>
    <style:style style:name="P15" style:family="paragraph" style:parent-style-name="Standard">
      <style:paragraph-properties fo:text-align="center" style:justify-single-word="false" style:snap-to-layout-grid="false"/>
      <style:text-properties style:font-name="Arial" fo:font-size="14pt" fo:font-weight="bold" style:font-size-asian="14pt" style:font-weight-asian="bold"/>
    </style:style>
    <style:style style:name="P16" style:family="paragraph" style:parent-style-name="Standard">
      <style:paragraph-properties>
        <style:tab-stops>
          <style:tab-stop style:position="9.843cm"/>
        </style:tab-stops>
      </style:paragraph-properties>
      <style:text-properties style:font-name="Arial"/>
    </style:style>
    <style:style style:name="P17" style:family="paragraph" style:parent-style-name="Standard">
      <style:paragraph-properties fo:line-height="150%" fo:text-align="center" style:justify-single-word="false"/>
      <style:text-properties style:font-name="Arial" fo:font-size="18pt" style:font-size-asian="18pt"/>
    </style:style>
    <style:style style:name="P18" style:family="paragraph" style:parent-style-name="Standard">
      <style:text-properties style:font-name="Arial"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19" style:family="paragraph" style:parent-style-name="Standard">
      <style:paragraph-properties fo:text-align="end" style:justify-single-word="false"/>
      <style:text-properties style:font-name="Arial"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20" style:family="paragraph" style:parent-style-name="Standard">
      <style:paragraph-properties fo:text-align="justify" style:justify-single-word="false">
        <style:tab-stops>
          <style:tab-stop style:position="3.81cm"/>
        </style:tab-stops>
      </style:paragraph-properties>
      <style:text-properties style:font-name="Arial" fo:font-size="18pt" fo:font-weight="bold" style:font-size-asian="18pt" style:font-weight-asian="bold" style:font-size-complex="18pt" style:font-weight-complex="bold"/>
    </style:style>
    <style:style style:name="P21" style:family="paragraph" style:parent-style-name="Standard">
      <style:text-properties style:font-name="Arial" fo:language="en" fo:country="US" fo:font-weight="bold" style:font-weight-asian="bold" style:font-size-complex="18pt" style:font-weight-complex="bold"/>
    </style:style>
    <style:style style:name="P22" style:family="paragraph" style:parent-style-name="Standard">
      <style:text-properties style:font-name="Arial" style:font-size-complex="18pt" style:font-weight-complex="bold"/>
    </style:style>
    <style:style style:name="P23" style:family="paragraph" style:parent-style-name="Standard">
      <style:paragraph-properties style:snap-to-layout-grid="false"/>
      <style:text-properties style:font-name="Arial" style:font-size-complex="18pt" style:font-weight-complex="bold"/>
    </style:style>
    <style:style style:name="P24" style:family="paragraph" style:parent-style-name="Standard">
      <style:paragraph-properties fo:text-align="end" style:justify-single-word="false"/>
      <style:text-properties style:font-name="Arial" style:font-size-complex="18pt" style:font-weight-complex="bold"/>
    </style:style>
    <style:style style:name="P25" style:family="paragraph" style:parent-style-name="Standard">
      <style:text-properties style:font-name="Arial" style:font-size-complex="13pt"/>
    </style:style>
    <style:style style:name="P26" style:family="paragraph" style:parent-style-name="Standard">
      <style:paragraph-properties style:snap-to-layout-grid="false"/>
      <style:text-properties style:font-name="Arial" style:font-size-complex="13pt"/>
    </style:style>
    <style:style style:name="P27" style:family="paragraph" style:parent-style-name="Standard">
      <style:text-properties style:font-name="Arial" style:font-weight-complex="bold"/>
    </style:style>
    <style:style style:name="P28" style:family="paragraph" style:parent-style-name="Standard">
      <style:paragraph-properties fo:text-align="justify" style:justify-single-word="false"/>
      <style:text-properties style:font-name="Arial"/>
    </style:style>
    <style:style style:name="P29" style:family="paragraph" style:parent-style-name="Standard">
      <style:text-properties style:font-name="Arial" fo:font-weight="bold" style:font-weight-asian="bold"/>
    </style:style>
    <style:style style:name="P30" style:family="paragraph" style:parent-style-name="Standard">
      <style:text-properties style:font-name="Arial" fo:font-weight="bold" style:font-weight-asian="bold" style:font-size-complex="18pt" style:font-weight-complex="bold"/>
    </style:style>
    <style:style style:name="P31" style:family="paragraph" style:parent-style-name="Standard">
      <style:paragraph-properties>
        <style:tab-stops>
          <style:tab-stop style:position="3.81cm"/>
        </style:tab-stops>
      </style:paragraph-properties>
      <style:text-properties style:font-name="Arial" fo:font-weight="bold" style:font-weight-asian="bold" style:font-size-complex="18pt" style:font-weight-complex="bold"/>
    </style:style>
    <style:style style:name="P32" style:family="paragraph" style:parent-style-name="Standard">
      <style:paragraph-properties>
        <style:tab-stops>
          <style:tab-stop style:position="1.905cm"/>
        </style:tab-stops>
      </style:paragraph-properties>
      <style:text-properties style:font-name="Arial" fo:font-weight="bold" style:font-weight-asian="bold" style:font-size-complex="18pt" style:font-weight-complex="bold"/>
    </style:style>
    <style:style style:name="P33" style:family="paragraph" style:parent-style-name="Standard">
      <style:text-properties style:font-name="Arial" fo:font-weight="bold" style:font-weight-asian="bold" style:font-size-complex="13pt"/>
    </style:style>
    <style:style style:name="P34" style:family="paragraph" style:parent-style-name="Standard">
      <style:text-properties style:font-name="Arial" fo:font-size="13pt" style:font-size-asian="13pt" style:font-size-complex="13pt"/>
    </style:style>
    <style:style style:name="P35" style:family="paragraph" style:parent-style-name="Standard">
      <style:text-properties style:font-name="Arial" fo:font-size="13pt" fo:font-weight="bold" style:font-size-asian="13pt" style:font-weight-asian="bold" style:font-size-complex="13pt"/>
    </style:style>
    <style:style style:name="P36" style:family="paragraph" style:parent-style-name="Standard">
      <style:paragraph-properties>
        <style:tab-stops>
          <style:tab-stop style:position="1.905cm"/>
        </style:tab-stops>
      </style:paragraph-properties>
      <style:text-properties style:font-name="Arial"/>
    </style:style>
    <style:style style:name="P37" style:family="paragraph" style:parent-style-name="Standard">
      <style:paragraph-properties>
        <style:tab-stops>
          <style:tab-stop style:position="9.843cm"/>
        </style:tab-stops>
      </style:paragraph-properties>
    </style:style>
    <style:style style:name="P38" style:family="paragraph" style:parent-style-name="Standard">
      <style:paragraph-properties fo:line-height="150%" fo:text-align="center" style:justify-single-word="false"/>
    </style:style>
    <style:style style:name="P39" style:family="paragraph" style:parent-style-name="Standard">
      <style:text-properties fo:color="#ffffff" style:font-name="Arial" style:font-weight-complex="bold"/>
    </style:style>
    <style:style style:name="P40" style:family="paragraph" style:parent-style-name="Standard">
      <style:paragraph-properties style:snap-to-layout-grid="false"/>
    </style:style>
    <style:style style:name="P41" style:family="paragraph" style:parent-style-name="Standard">
      <style:text-properties fo:font-size="18pt" fo:font-weight="bold" style:font-size-asian="18pt" style:font-weight-asian="bold" style:font-size-complex="18pt" style:font-weight-complex="bold"/>
    </style:style>
    <style:style style:name="P42" style:family="paragraph" style:parent-style-name="Standard">
      <style:text-properties style:font-size-complex="13pt"/>
    </style:style>
    <style:style style:name="P43" style:family="paragraph" style:parent-style-name="Standard">
      <style:paragraph-properties style:snap-to-layout-grid="false"/>
      <style:text-properties style:font-size-complex="13pt"/>
    </style:style>
    <style:style style:name="P44" style:family="paragraph" style:parent-style-name="Standard">
      <style:text-properties style:font-size-complex="18pt" style:font-weight-complex="bold"/>
    </style:style>
    <style:style style:name="P45" style:family="paragraph" style:parent-style-name="Standard">
      <style:paragraph-properties style:snap-to-layout-grid="false"/>
      <style:text-properties style:font-size-complex="18pt" style:font-weight-complex="bold"/>
    </style:style>
    <style:style style:name="P46" style:family="paragraph" style:parent-style-name="Standard">
      <style:paragraph-properties fo:margin-left="0cm" fo:margin-right="6.985cm" fo:text-align="center" style:justify-single-word="false" fo:text-indent="0cm" style:auto-text-indent="false">
        <style:tab-stops>
          <style:tab-stop style:position="9.843cm"/>
        </style:tab-stops>
      </style:paragraph-properties>
    </style:style>
    <style:style style:name="P47" style:family="paragraph" style:parent-style-name="Standard">
      <style:paragraph-properties fo:margin-left="0cm" fo:margin-right="6.985cm" fo:text-indent="0cm" style:auto-text-indent="false"/>
      <style:text-properties style:font-name="Arial"/>
    </style:style>
    <style:style style:name="P48" style:family="paragraph" style:parent-style-name="Standard">
      <style:paragraph-properties fo:margin-left="0cm" fo:margin-right="6.985cm" fo:text-align="center" style:justify-single-word="false" fo:text-indent="0cm" style:auto-text-indent="false">
        <style:tab-stops>
          <style:tab-stop style:position="1.905cm"/>
          <style:tab-stop style:position="2.498cm"/>
          <style:tab-stop style:position="3.747cm"/>
          <style:tab-stop style:position="8.414cm" style:type="center"/>
        </style:tab-stops>
      </style:paragraph-properties>
      <style:text-properties style:font-name="Arial" fo:font-size="14pt" style:font-size-asian="14pt"/>
    </style:style>
    <style:style style:name="P49" style:family="paragraph" style:parent-style-name="Standard">
      <style:paragraph-properties fo:margin-left="0cm" fo:margin-right="6.985cm" fo:text-align="center" style:justify-single-word="false" fo:text-indent="0cm" style:auto-text-indent="false">
        <style:tab-stops>
          <style:tab-stop style:position="0.635cm"/>
        </style:tab-stops>
      </style:paragraph-properties>
      <style:text-properties style:font-name="Arial" fo:font-size="14pt" style:font-size-asian="14pt"/>
    </style:style>
    <style:style style:name="P50" style:family="paragraph" style:parent-style-name="Standard">
      <style:paragraph-properties fo:margin-left="0cm" fo:margin-right="6.985cm" fo:text-align="center" style:justify-single-word="false" fo:text-indent="0cm" style:auto-text-indent="false">
        <style:tab-stops>
          <style:tab-stop style:position="9.843cm"/>
        </style:tab-stops>
      </style:paragraph-properties>
      <style:text-properties style:font-name="Arial" fo:font-size="14pt" style:font-size-asian="14pt"/>
    </style:style>
    <style:style style:name="P51" style:family="paragraph" style:parent-style-name="Standard">
      <style:paragraph-properties fo:margin-left="0cm" fo:margin-right="-0.594cm" fo:text-indent="0.635cm" style:auto-text-indent="false"/>
      <style:text-properties style:font-name="Arial" fo:font-size="14pt" fo:font-weight="bold" style:font-size-asian="14pt" style:font-weight-asian="bold"/>
    </style:style>
    <style:style style:name="P52" style:family="paragraph" style:parent-style-name="Standard">
      <style:paragraph-properties fo:margin-left="0.318cm" fo:margin-right="0cm" fo:text-indent="-0.318cm" style:auto-text-indent="false">
        <style:tab-stops/>
      </style:paragraph-properties>
      <style:text-properties style:font-name="Arial"/>
    </style:style>
    <style:style style:name="P53" style:family="paragraph" style:parent-style-name="Standard">
      <style:paragraph-properties fo:margin-left="0.318cm" fo:margin-right="0cm" fo:text-align="justify" style:justify-single-word="false" fo:text-indent="-0.318cm" style:auto-text-indent="false">
        <style:tab-stops/>
      </style:paragraph-properties>
      <style:text-properties style:font-name="Arial"/>
    </style:style>
    <style:style style:name="P54" style:family="paragraph" style:parent-style-name="Standard">
      <style:paragraph-properties fo:margin-left="1.905cm" fo:margin-right="0cm" fo:text-indent="0cm" style:auto-text-indent="false">
        <style:tab-stops>
          <style:tab-stop style:position="3.81cm"/>
        </style:tab-stops>
      </style:paragraph-properties>
      <style:text-properties style:font-name="Arial" fo:font-size="8pt" fo:font-weight="bold" style:font-size-asian="8pt" style:font-weight-asian="bold" style:font-size-complex="8pt" style:font-weight-complex="bold"/>
    </style:style>
    <style:style style:name="P55" style:family="paragraph" style:parent-style-name="Standard">
      <style:paragraph-properties fo:margin-left="1.905cm" fo:margin-right="0cm" fo:text-indent="0cm" style:auto-text-indent="false">
        <style:tab-stops/>
      </style:paragraph-properties>
    </style:style>
    <style:style style:name="P56" style:family="paragraph" style:parent-style-name="Standard" style:master-page-name="MP0">
      <style:paragraph-properties fo:text-align="center" style:justify-single-word="false" style:page-number="auto" fo:break-before="page">
        <style:tab-stops>
          <style:tab-stop style:position="9.843cm"/>
        </style:tab-stops>
      </style:paragraph-properties>
      <style:text-properties style:font-name="Arial" fo:font-size="16pt" style:font-size-asian="16pt"/>
    </style:style>
    <style:style style:name="P57" style:family="paragraph" style:parent-style-name="Standard" style:list-style-name="WW8Num6">
      <style:paragraph-properties fo:text-align="justify" style:justify-single-word="false" fo:orphans="2" fo:widows="2" fo:hyphenation-ladder-count="no-limit"/>
      <style:text-properties fo:hyphenate="true" fo:hyphenation-remain-char-count="0" fo:hyphenation-push-char-count="0"/>
    </style:style>
    <style:style style:name="P58" style:family="paragraph" style:parent-style-name="Standard">
      <style:paragraph-properties style:snap-to-layout-grid="false"/>
      <style:text-properties style:font-size-complex="13pt"/>
    </style:style>
    <style:style style:name="P59" style:family="paragraph" style:parent-style-name="Heading_20_1">
      <style:paragraph-properties fo:margin-left="0cm" fo:margin-right="6.985cm" fo:text-align="center" style:justify-single-word="false" fo:text-indent="0cm" style:auto-text-indent="false"/>
      <style:text-properties style:font-name="Arial"/>
    </style:style>
    <style:style style:name="P60" style:family="paragraph" style:parent-style-name="Heading_20_1">
      <style:paragraph-properties fo:margin-left="0cm" fo:margin-right="6.985cm" fo:text-align="center" style:justify-single-word="false" fo:text-indent="0cm" style:auto-text-indent="false">
        <style:tab-stops>
          <style:tab-stop style:position="0.635cm"/>
        </style:tab-stops>
      </style:paragraph-properties>
    </style:style>
    <style:style style:name="P61" style:family="paragraph" style:parent-style-name="Heading_20_2">
      <style:text-properties style:font-name="Arial"/>
    </style:style>
    <style:style style:name="P6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63" style:family="paragraph">
      <style:paragraph-properties style:writing-mode="lr-tb" style:font-independent-line-spacing="false"/>
    </style:style>
    <style:style style:name="T1" style:family="text">
      <style:text-properties style:font-name="Arial"/>
    </style:style>
    <style:style style:name="T2" style:family="text">
      <style:text-properties style:font-name="Arial" fo:font-size="14pt" style:font-size-asian="14pt"/>
    </style:style>
    <style:style style:name="T3" style:family="text">
      <style:text-properties style:font-name="Arial" fo:font-size="14pt" fo:font-weight="bold" style:font-size-asian="14pt" style:font-weight-asian="bold" style:font-size-complex="18pt" style:font-weight-complex="bold"/>
    </style:style>
    <style:style style:name="T4" style:family="text">
      <style:text-properties style:font-name="Arial" fo:font-size="18pt" style:font-size-asian="18pt"/>
    </style:style>
    <style:style style:name="T5" style:family="text">
      <style:text-properties style:font-name="Arial" fo:font-size="18pt" style:text-underline-style="solid" style:text-underline-width="auto" style:text-underline-color="font-color" style:text-underline-mode="continuous" style:text-overline-mode="continuous" style:text-line-through-mode="continuous" style:font-size-asian="18pt"/>
    </style:style>
    <style:style style:name="T6" style:family="text">
      <style:text-properties style:font-name="Arial" style:text-underline-style="solid" style:text-underline-width="auto" style:text-underline-color="font-color" style:text-underline-mode="continuous" style:text-overline-mode="continuous" style:text-line-through-mode="continuous"/>
    </style:style>
    <style:style style:name="T7" style:family="text">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size-complex="18pt" style:font-weight-complex="bold"/>
    </style:style>
    <style:style style:name="T8" style:family="text">
      <style:text-properties style:font-name="Arial" style:font-size-complex="18pt" style:font-weight-complex="bold"/>
    </style:style>
    <style:style style:name="T9" style:family="text">
      <style:text-properties style:font-name="Arial" style:font-size-complex="13pt"/>
    </style:style>
    <style:style style:name="T10" style:family="text">
      <style:text-properties style:font-name="Arial" style:font-weight-complex="bold"/>
    </style:style>
    <style:style style:name="T11" style:family="text">
      <style:text-properties style:font-name="Arial" fo:font-weight="bold" style:font-weight-asian="bold"/>
    </style:style>
    <style:style style:name="T12" style:family="text">
      <style:text-properties style:font-name="Arial" fo:font-weight="bold" style:font-weight-asian="bold" style:font-size-complex="18pt" style:font-weight-complex="bold"/>
    </style:style>
    <style:style style:name="T13" style:family="text">
      <style:text-properties style:font-name="Arial" fo:font-weight="bold" style:font-weight-asian="bold" style:font-size-complex="13pt"/>
    </style:style>
    <style:style style:name="T14" style:family="text">
      <style:text-properties style:font-name="Arial" fo:font-size="13pt" style:font-size-asian="13pt" style:font-size-complex="13pt"/>
    </style:style>
    <style:style style:name="T15" style:family="text">
      <style:text-properties style:font-name="Arial" fo:font-size="10pt" style:font-size-asian="10pt" style:font-size-complex="18pt" style:font-weight-complex="bold"/>
    </style:style>
    <style:style style:name="T16" style:family="text">
      <style:text-properties fo:color="#000000" style:font-name="Arial" style:font-name-complex="Arial" style:font-weight-complex="bold"/>
    </style:style>
    <style:style style:name="T17" style:family="text">
      <style:text-properties fo:color="#000000" style:font-name="Arial" style:font-weight-complex="bold"/>
    </style:style>
    <style:style style:name="T18" style:family="text">
      <style:text-properties fo:language="en" fo:country="US"/>
    </style:style>
    <style:style style:name="T19" style:family="text">
      <style:text-properties fo:color="#000000" style:text-line-through-style="none" style:text-position="0% 100%" style:font-name="Times New Roman1" fo:font-size="18pt" fo:letter-spacing="normal" fo:language="de" fo:country="DE" fo:font-style="normal" style:text-underline-style="none" fo:font-weight="normal" style:text-underline-mode="continuous" style:text-overline-mode="continuous" style:text-line-through-mode="continuous" style:letter-kerning="false" style:font-size-asian="18pt" style:font-style-asian="normal" style:font-weight-asian="normal" style:font-name-complex="Times New Roman1" style:font-size-complex="18pt" style:font-style-complex="normal" style:font-weight-complex="normal"/>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2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54%" draw:contrast="0%" draw:red="0%" draw:green="0%" draw:blue="0%" draw:gamma="100%" draw:color-inversion="false" draw:image-opacity="100%" draw:color-mode="standard">
        <style:background-image/>
      </style:graphic-properties>
    </style:style>
    <style:style style:name="gr1" style:family="graphic">
      <style:graphic-properties draw:stroke="none" draw:fill="gradient" draw:secondary-fill-color="#ffffff" draw:fill-gradient-name="a2" draw:textarea-horizontal-align="left" draw:textarea-vertical-align="top" draw:auto-grow-height="false" draw:auto-grow-width="false" fo:padding-top="0.127cm" fo:padding-bottom="0.127cm" fo:padding-left="0.254cm" fo:padding-right="0.254cm" fo:wrap-option="no-wrap" style:run-through="back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6"/>
      <text:p text:style-name="P6"/>
      <text:p text:style-name="P37"><draw:custom-shape text:anchor-type="paragraph" draw:z-index="0" draw:name="WordArt 3" draw:style-name="gr1" draw:text-style-name="P63" svg:width="9.842cm" svg:height="3.835cm" svg:x="3.81cm" svg:y="-0.028cm"><text:p text:style-name="P62"><text:span text:style-name="T19">Berichtsheft</text:span></text:p><draw:enhanced-geometry svg:viewBox="0 0 21600 21600" draw:extrusion-brightness="20%" draw:extrusion-depth="0.635cm 0" draw:extrusion-diffusion="43.712%" draw:extrusion-second-light-level="37%" draw:extrusion-first-light-direction="(0 -0.05468 0.01094)" draw:extrusion-second-light-direction="(0 0.05468 0.01094)" draw:extrusion-skew="50 -45" draw:extrusion-specularity="80%" dr3d:projection="perspective" draw:extrusion-viewpoint="(-3.4722308cm -3.4722308cm 25.0000008cm)" draw:extrusion-origin="-0.5 -0.5" dr3d:shade-mode="gouraud" draw:extrusion-color="true" draw:extrusion-second-light-harsh="false" draw:extrusion="true" draw:extrusion-metal="true" draw:text-areas="?f24 ?f26 ?f25 ?f27" draw:text-path-mode="shape" draw:text-path="true" draw:type="non-primitive" draw:modifiers="50000" draw:enhanced-path="M ?f20 ?f2 L ?f21 ?f2 N M ?f22 ?f3 L ?f23 ?f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 text:style-name="Absatz-Standardschriftart"><text:span text:style-name="T2"/></text:span></text:p>
      <text:p text:style-name="P8"/>
      <text:p text:style-name="P8"/>
      <text:p text:style-name="P8"/>
      <text:p text:style-name="P8"/>
      <text:p text:style-name="P8"/>
      <text:p text:style-name="P16"/>
      <text:p text:style-name="P5"/>
      <text:p text:style-name="P17">für das Betriebspraktikum</text:p>
      <text:p text:style-name="P38"><text:span text:style-name="Absatz-Standardschriftart"><text:span text:style-name="T4">vom: </text:span></text:span><text:span text:style-name="Absatz-Standardschriftart"><text:span text:style-name="T5">21.09.2015</text:span></text:span><text:span text:style-name="Absatz-Standardschriftart"><text:span text:style-name="T4"> bis: 0</text:span></text:span><text:span text:style-name="Absatz-Standardschriftart"><text:span text:style-name="T5">2.10.2015</text:span></text:span></text:p>
      <text:p text:style-name="P5"/>
      <text:p text:style-name="Standard"><draw:frame draw:style-name="fr1" draw:name="Bild 4" text:anchor-type="paragraph" svg:x="11.43cm" svg:y="0.33cm" svg:width="3.879cm" style:rel-width="scale" svg:height="5.398cm" style:rel-height="scale" draw:z-index="2"><draw:image/><draw:contour-polygon svg:width="6597px" svg:height="9207px" svg:viewBox="0 0 6597 9207" draw:points="35,35 35,70 35,105 35,141 35,176 2328,282 2328,317 2328,352 2363,388 2010,599 1834,634 1799,670 1763,705 1763,740 1693,776 1693,811 1693,846 1693,881 1693,917 1728,952 1693,987 1728,1023 1763,1058 1763,1093 1587,1128 1552,1164 1763,1199 1763,1234 1763,1269 1128,1305 1728,1340 1693,1375 1658,1411 1658,1446 1622,1481 1622,1516 1622,1552 1622,1587 1658,1622 1658,1657 1693,1693 1693,1728 1763,1763 1693,1799 1869,1834 1552,1869 1552,1904 1552,1940 1234,1975 1234,2010 1587,2046 1516,2081 1270,2116 1305,2151 1305,2187 1305,2222 1340,2257 1340,2292 1340,2328 1375,2363 1375,2398 1375,2434 1411,2469 1411,2504 1446,2539 1058,2575 1128,2610 1058,2645 917,2681 881,2716 811,2751 776,2786 599,2822 564,2857 564,2892 529,2927 493,2963 493,2998 458,3033 458,3069 423,3104 423,3139 599,3174 599,3210 352,3245 352,3280 352,3315 388,3351 352,3386 246,3421 246,3457 246,3492 282,3527 282,3562 282,3598 246,3633 211,3668 176,3704 176,3739 141,3774 141,3809 141,3845 388,3880 105,3915 105,3950 352,3986 211,4021 352,4056 211,4092 211,4127 176,4162 529,4197 176,4233 176,4268 176,4303 211,4339 246,4374 388,4409 352,4444 317,4480 282,4515 246,4550 211,4585 211,4621 211,4656 211,4691 211,4727 211,4762 246,4797 246,4832 246,4868 282,4903 282,4938 317,4973 317,5009 352,5044 635,5079 388,5115 423,5150 423,5185 423,5220 458,5256 458,5291 458,5326 493,5362 493,5397 776,5432 776,5467 776,5503 776,5538 35,5573 776,5608 776,5644 70,5679 70,5714 141,5750 176,5785 35,5820 35,5855 70,5891 35,5926 35,5961 70,5997 105,6032 141,6067 211,6102 1058,6138 1058,6173 1058,6208 1093,6243 1093,6279 1128,6314 1164,6349 1199,6385 1658,6420 1693,6455 1411,6490 1411,6526 1411,6561 1446,6596 1446,6631 1481,6667 1905,6702 1516,6737 1940,6773 1975,6808 1199,6843 1234,6878 2116,6914 1411,6949 1411,6984 3915,7020 1093,7055 1093,7090 1128,7125 1128,7161 317,7196 176,7231 35,7266 282,7302 70,7337 141,7372 176,7408 246,7443 176,7478 282,7513 317,7549 352,7584 1128,7619 1023,7655 987,7690 987,7725 1023,7760 1093,7796 1164,7831 1199,7866 1234,7901 1270,7937 1305,7972 1375,8007 1411,8043 1446,8078 1516,8113 1552,8148 1587,8184 1658,8219 1693,8254 1975,8289 3245,8325 3422,8360 2822,8395 2857,8431 3033,8466 3175,8501 4656,8536 4621,8572 4692,8607 4621,8642 388,8678 388,8713 388,8748 458,8783 3316,8819 3386,8854 493,8889 3351,8924 635,8960 3527,8995 705,9030 705,9066 4692,9101 1340,9136 599,9207 4727,9242 5538,9242 5221,9207 5327,9136 5291,9101 5468,9066 5538,9030 5574,8995 5962,8960 5962,8924 5962,8889 5962,8854 5962,8819 5997,8783 5997,8748 5997,8713 6032,8678 6032,8642 6067,8607 6067,8572 6067,8536 6067,8501 6067,8466 6067,8431 6067,8395 6067,8360 6067,8325 6067,8289 6067,8254 6067,8219 6067,8184 6032,8148 6032,8113 5997,8078 5962,8043 5962,8007 5926,7972 5891,7937 5856,7901 5821,7866 5785,7831 5750,7796 5679,7760 5644,7725 5644,7690 5679,7655 5679,7619 5715,7584 5715,7549 5750,7513 5750,7478 6491,7443 6491,7408 6491,7372 6491,7337 6491,7302 6456,7266 6456,7231 6526,7196 6526,7161 6491,7125 6491,7090 6491,7055 6491,7020 6032,6984 6032,6949 6067,6914 6103,6878 6103,6843 6103,6808 6103,6773 6138,6737 6138,6702 6138,6667 6138,6631 6138,6596 6173,6561 6173,6526 6173,6490 6173,6455 6173,6420 6173,6385 6138,6349 5821,6314 5891,6279 5997,6243 6103,6208 6209,6173 6491,6138 6491,6102 6491,6067 6561,6032 6632,5997 6632,5961 6632,5926 6632,5891 6632,5855 6279,5820 6632,5785 6632,5750 6632,5714 6632,5679 6632,5644 6632,5608 6632,5573 6632,5538 6632,5503 6632,5467 6632,5432 6632,5397 6632,5362 6632,5326 6632,5291 6632,5256 6597,5220 6491,5185 6420,5150 6420,5115 6420,5079 6385,5044 6314,5009 6209,4973 6103,4938 5327,4903 5291,4868 5291,4832 5679,4797 5715,4762 5715,4727 5715,4691 5715,4656 5715,4621 6279,4585 5679,4550 5644,4515 4797,4480 6067,4444 6067,4409 5009,4374 5009,4339 5009,4303 5044,4268 5044,4233 5044,4197 6103,4162 6632,4127 6632,4092 6632,4056 6632,4021 6632,3986 6632,3950 6632,3915 6632,3880 6632,3845 6632,3809 6632,3774 6632,3739 6632,3704 6632,3668 6632,3633 6632,3598 6632,3562 6632,3527 6632,3492 6632,3457 6632,3421 6632,3386 6632,3351 6632,3315 6632,3280 6632,3245 6632,3210 6632,3174 6632,3139 6632,3104 6632,3069 6632,3033 6632,2998 6632,2963 4692,2927 4727,2892 4727,2857 4727,2822 4727,2786 4727,2751 4727,2716 4762,2681 4762,2645 5291,2610 5397,2575 5468,2539 5503,2504 5503,2469 5574,2434 5609,2398 5609,2363 6173,2328 6632,2292 6632,2257 6632,2222 6597,2187 6561,2151 6526,2116 6526,2081 6526,2046 6491,2010 6491,1975 6456,1940 4727,1904 4762,1869 4797,1834 3810,1799 2822,1763 2857,1728 2857,1693 2857,1657 2822,1622 2822,1587 2822,1552 4233,1516 4198,1481 4198,1446 4198,1411 2857,1375 2857,1340 2857,1305 2857,1269 2857,1234 2857,1199 2857,1164 2857,1128 2857,1093 2822,1058 2822,1023 2822,987 2822,952 2822,917 2822,881 2822,846 2787,811 2787,776 2751,740 2716,705 2681,670 2610,634 2575,599 2434,388 2328,352 2398,317 2398,282 35,176 35,141 35,105 35,70" draw:recreate-on-edit="true"/></draw:frame><draw:frame draw:style-name="fr2" draw:name="Bild 2" text:anchor-type="paragraph" svg:x="11.43cm" svg:y="0.303cm" svg:width="3.879cm" style:rel-width="scale" svg:height="5.338cm" style:rel-height="scale" draw:z-index="1"><draw:image/></draw:frame><text:span text:style-name="Absatz-Standardschriftart"><text:span text:style-name="T1"/></text:span></text:p>
      <text:p text:style-name="P5"/>
      <text:p text:style-name="P5"/>
      <text:p text:style-name="P46"><text:span text:style-name="Absatz-Standardschriftart"><text:span text:style-name="T2">Alexander-von-Humboldt-Schule</text:span></text:span></text:p>
      <text:p text:style-name="P48">(Gymnasium)</text:p>
      <text:h text:style-name="P59" text:outline-level="1">Oberspreestr. 173</text:h>
      <text:p text:style-name="P49">12555 Berlin (Köpenick)</text:p>
      <text:p text:style-name="P50"/>
      <text:h text:style-name="P60" text:outline-level="1"><text:span text:style-name="Absatz-Standardschriftart"><text:span text:style-name="T1">Tel. / </text:span></text:span><text:span text:style-name="Absatz-Standardschriftart"><text:span text:style-name="T1">Fax: (030) 651 97- 88 / - 87</text:span></text:span></text:h>
      <text:p text:style-name="P47"/>
      <text:p text:style-name="P5"/>
      <text:p text:style-name="P5"/>
      <text:h text:style-name="Heading_20_2" text:outline-level="2"><text:span text:style-name="Absatz-Standardschriftart"><text:span text:style-name="T1">Name: <text:s text:c="4"/>_____________________________</text:span></text:span><text:span text:style-name="Absatz-Standardschriftart"><text:span text:style-name="T1"><text:tab/>Klasse: </text:span></text:span><text:span text:style-name="Absatz-Standardschriftart"><text:span text:style-name="T6"><text:s text:c="3"/>10.1</text:span></text:span><text:span text:style-name="Absatz-Standardschriftart"><text:span text:style-name="T6"><text:tab/></text:span></text:span></text:h>
      <text:p text:style-name="Standard"/>
      <text:h text:style-name="P61" text:outline-level="2">Betreuende(r) Lehrer(in): <text:s text:c="4"/>____________________________________________</text:h>
      <text:p text:style-name="P9"/>
      <text:p text:style-name="P9">Name und Anschrift des Betriebes:</text:p>
      <text:p text:style-name="P10">________________________________________________________</text:p>
      <text:p text:style-name="P10">________________________________________________________</text:p>
      <text:p text:style-name="P10">________________________________________________________</text:p>
      <text:p text:style-name="P11"/>
      <text:p text:style-name="P11">Betreuung im Betrieb:</text:p>
      <text:h text:style-name="P61" text:outline-level="2">Herr/Frau: <text:s text:c="4"/>_____________________ <text:s text:c="5"/>Tel.: <text:s text:c="4"/>____________________</text:h>
      <text:p text:style-name="P1"/>
      <text:p text:style-name="P5"/>
      <text:p text:style-name="P5"/>
      <text:p text:style-name="P5"/>
      <text:p text:style-name="P21">I n h a l t s v e r z e i c h n i s</text:p>
      <text:p text:style-name="P14"/>
      <text:p text:style-name="P14"/>
      <text:p text:style-name="P14"/>
      <text:p text:style-name="P14"/>
      <text:p text:style-name="P22">Seite 2: <text:tab/><text:tab/>Regeln für das Betriebspraktikum</text:p>
      <text:p text:style-name="P22"/>
      <text:p text:style-name="Standard"><text:span text:style-name="Absatz-Standardschriftart"><text:span text:style-name="T8">Seite 3: </text:span></text:span><text:span text:style-name="Absatz-Standardschriftart"><text:span text:style-name="T8"><text:tab/></text:span></text:span><text:span text:style-name="Absatz-Standardschriftart"><text:span text:style-name="T8"><text:tab/></text:span></text:span><text:span text:style-name="Absatz-Standardschriftart"><text:span text:style-name="T9">Das Bewerbungsschreiben</text:span></text:span></text:p>
      <text:p text:style-name="P25"/>
      <text:p text:style-name="P25">Seite 4:<text:tab/><text:tab/> Der tabellarische Lebenslauf</text:p>
      <text:p text:style-name="P27"/>
      <text:p text:style-name="P27">Seite 5: <text:tab/><text:tab/>Informationsblatt Durchführung Betriebspraktikum<text:line-break/></text:p>
      <text:p text:style-name="P27">Seite 6: <text:tab/><text:tab/>Kopie der Verwaltungsvereinbarung/ Vereinbarung („Arbeitsvertrag“)</text:p>
      <text:p text:style-name="P27"/>
      <text:p text:style-name="Standard"><text:span text:style-name="Absatz-Standardschriftart"><text:span text:style-name="T10">Seite 7: </text:span></text:span><text:span text:style-name="Absatz-Standardschriftart"><text:span text:style-name="T10"><text:tab/></text:span></text:span><text:span text:style-name="Absatz-Standardschriftart"><text:span text:style-name="T10"><text:tab/>Arbeitsberichte in tabellarischer Form</text:span></text:span></text:p>
      <text:p text:style-name="P27"/>
      <text:p text:style-name="Standard"><text:span text:style-name="Absatz-Standardschriftart"><text:span text:style-name="T10">Seite 8 – 9: </text:span></text:span><text:span text:style-name="Absatz-Standardschriftart"><text:span text:style-name="T10"><text:tab/></text:span></text:span><text:span text:style-name="Absatz-Standardschriftart"><text:span text:style-name="T10"><text:tab/>Praktikumsbericht </text:span></text:span></text:p>
      <text:p text:style-name="P39"/>
      <text:p text:style-name="P27">Seite 10: <text:tab/><text:tab/>Auswertung des Betriebes – Schülerbeurteilung</text:p>
      <text:p text:style-name="P27"/>
      <text:p text:style-name="P2"/>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40"/>
          </table:table-cell>
          <table:table-cell table:style-name="Tabelle1.B1" office:value-type="string">
            <text:p text:style-name="P12">Betriebspraktikum</text:p>
          </table:table-cell>
          <table:table-cell table:style-name="Tabelle1.C1" office:value-type="string">
            <text:p text:style-name="P15">Allgemeine Regeln</text:p>
          </table:table-cell>
          <table:table-cell table:style-name="Tabelle1.D1" office:value-type="string">
            <text:p text:style-name="P13">Seite 2</text:p>
          </table:table-cell>
        </table:table-row>
      </table:table>
      <text:p text:style-name="P5"/>
      <text:p text:style-name="P5"/>
      <text:p text:style-name="P5"/>
      <text:p text:style-name="P51">Allgemeine Regeln für das Verhalten während des Praktikums</text:p>
      <text:p text:style-name="P7"/>
      <text:p text:style-name="P52"/>
      <text:list xml:id="list3285486522897775647" text:style-name="WW8Num6">
        <text:list-item>
          <text:p text:style-name="P57"><text:span text:style-name="Absatz-Standardschriftart"><text:span text:style-name="T1">Im </text:span></text:span><text:span text:style-name="Absatz-Standardschriftart"><text:span text:style-name="T11">Krankheitsfall</text:span></text:span><text:span text:style-name="Absatz-Standardschriftart"><text:span text:style-name="T1"> ist zuerst der Betrieb und dann die Schule zu informieren. Entschuldigungen für Fehlzeiten müssen dem betreuenden Lehrer abgegeben werden, </text:span></text:span><text:span text:style-name="Absatz-Standardschriftart"><text:span text:style-name="T11">nicht</text:span></text:span><text:span text:style-name="Absatz-Standardschriftart"><text:span text:style-name="T1"> dem Praktikumsbetrieb.</text:span></text:span></text:p>
        </text:list-item>
      </text:list>
      <text:p text:style-name="P28"/>
      <text:list xml:id="list42360233" text:continue-numbering="true" text:style-name="WW8Num6">
        <text:list-item>
          <text:p text:style-name="P57"><text:span text:style-name="Absatz-Standardschriftart"><text:span text:style-name="T1">Das Betriebspraktikum wird von den Betrieben</text:span></text:span><text:span text:style-name="Absatz-Standardschriftart"><text:span text:style-name="T1"> freiwillig durchgeführt. Als Gast im Betrieb halte dich an die Spielregeln der Gastfreundschaft und achte auf Höflichkeit, Pünktlichkeit, Ordnung und Aufrichtigkeit. Nicht nur du wirst nach deinem Verhalten und deiner Leistung beurteilt, sondern ebenso de</text:span></text:span><text:span text:style-name="Absatz-Standardschriftart"><text:span text:style-name="T1">ine Schule.</text:span></text:span></text:p>
        </text:list-item>
      </text:list>
      <text:p text:style-name="P53"/>
      <text:list xml:id="list42364663" text:continue-numbering="true" text:style-name="WW8Num6">
        <text:list-item>
          <text:p text:style-name="P57"><text:span text:style-name="Absatz-Standardschriftart"><text:span text:style-name="T1">Grundsätzlich gilt, dass deine tägliche Arbeitszeit </text:span></text:span><text:span text:style-name="Absatz-Standardschriftart"><text:span text:style-name="T11">6 Zeitstunden zuzüglich der Pausen</text:span></text:span><text:span text:style-name="Absatz-Standardschriftart"><text:span text:style-name="T1"> beträgt. In der Regel wird an 5 Tagen der Woche (Montag bis Freitag) gearbeitet. In manchen Branchen gelten aber abweichende Regelungen, jedoch ist die Zahl</text:span></text:span><text:span text:style-name="Absatz-Standardschriftart"><text:span text:style-name="T1"> der Arbeitstage dieselbe.</text:span></text:span></text:p>
        </text:list-item>
      </text:list>
      <text:p text:style-name="P28"/>
      <text:list xml:id="list42367433" text:continue-numbering="true" text:style-name="WW8Num6">
        <text:list-item>
          <text:p text:style-name="P57"><text:span text:style-name="Absatz-Standardschriftart"><text:span text:style-name="T1">Bahnen sich Konflikte an, so wende dich zunächst an deinen betrieblichen Ansprechpartner, sollte dies problematisch sein, ziehe die betreuende Lehrkraft zu Rate.</text:span></text:span></text:p>
        </text:list-item>
      </text:list>
      <text:p text:style-name="P53"/>
      <text:list xml:id="list42368395" text:continue-numbering="true" text:style-name="WW8Num6">
        <text:list-item>
          <text:p text:style-name="P57"><text:span text:style-name="Absatz-Standardschriftart"><text:span text:style-name="T11">Betriebsordnung einhalten! Sie gilt auch für dich</text:span></text:span><text:span text:style-name="Absatz-Standardschriftart"><text:span text:style-name="T1">! Sollte doch et</text:span></text:span><text:span text:style-name="Absatz-Standardschriftart"><text:span text:style-name="T1">was passieren, ist die Schule sofort zu verständigen, damit der Unfall unverzüglich der Versicherung gemeldet werden kann.</text:span></text:span></text:p>
        </text:list-item>
      </text:list>
      <text:p text:style-name="P53"/>
      <text:list xml:id="list42345550" text:continue-numbering="true" text:style-name="WW8Num6">
        <text:list-item>
          <text:p text:style-name="P57"><text:span text:style-name="Absatz-Standardschriftart"><text:span text:style-name="T1">Nimm nie etwas aus dem Betrieb mit, ohne vorher zu fragen! Wenn du für deine Berichte Unterlagen wie z.B. Prospekte, Vorschriften, A</text:span></text:span><text:span text:style-name="Absatz-Standardschriftart"><text:span text:style-name="T1">nleitungen oder Werkstücke benötigst, so frage nach und bitte ausdrücklich darum! Auch wenn du fotografieren möchtest, musst du </text:span></text:span><text:span text:style-name="Absatz-Standardschriftart"><text:span text:style-name="T11">um Erlaubnis fragen</text:span></text:span><text:span text:style-name="Absatz-Standardschriftart"><text:span text:style-name="T1">!</text:span></text:span></text:p>
        </text:list-item>
      </text:list>
      <text:p text:style-name="P28"/>
      <text:list xml:id="list42368479" text:continue-numbering="true" text:style-name="WW8Num6">
        <text:list-item>
          <text:p text:style-name="P57"><text:span text:style-name="Absatz-Standardschriftart"><text:span text:style-name="T1">Es hat sich bewährt, wenn mit dem Betreuer im Betrieb möglichst rechtzeitig ein Termin vereinbart wird, an</text:span></text:span><text:span text:style-name="Absatz-Standardschriftart"><text:span text:style-name="T1"> dem man den Praktikumsreport zur Sprache bringen kann. Je besser du dich darauf vorbereitest, desto ergiebiger wird das Gespräch.</text:span></text:span></text:p>
        </text:list-item>
      </text:list>
      <text:p text:style-name="P28"/>
      <text:list xml:id="list42343382" text:continue-numbering="true" text:style-name="WW8Num6">
        <text:list-item>
          <text:p text:style-name="P57"><text:span text:style-name="Absatz-Standardschriftart"><text:span text:style-name="T1">Vielleicht gefällt es dir im Betrieb, vielleicht auch nicht. Auf jeden Fall hat der Betrieb dich während des Praktikums betr</text:span></text:span><text:span text:style-name="Absatz-Standardschriftart"><text:span text:style-name="T1">eut. Deshalb ist es selbstverständlich, dass du dich am letzten Tag bei allen Mitarbeitern, insbesondere bei deinem Betreuer bzw. deiner Betreuerin, bedankst.</text:span></text:span></text:p>
        </text:list-item>
      </text:list>
      <text:p text:style-name="P53"/>
      <text:p text:style-name="P28"/>
      <text:p text:style-name="P29">Viel Freude und gute Erfahrungen in deinem Betriebspraktikum!</text:p>
      <text:p text:style-name="P18"/>
      <text:p text:style-name="P5"/>
      <text:p text:style-name="P5"/>
      <text:p text:style-name="P5"/>
      <text:p text:style-name="P5"/>
      <text:p text:style-name="Standard"><text:span text:style-name="Absatz-Standardschriftart"><text:span text:style-name="T3">Seite 7: Arbeitsberichte in </text:span></text:span><text:span text:style-name="Absatz-Standardschriftart"><text:span text:style-name="T3">tabellarischer Form</text:span></text:span></text:p>
      <text:p text:style-name="P41"><text:soft-page-break/></text:p>
      <text:p text:style-name="Standard"><text:span text:style-name="Absatz-Standardschriftart"><text:span text:style-name="T7">Aufgabe:</text:span></text:span><text:span text:style-name="Absatz-Standardschriftart"><text:span text:style-name="T12"> Dokumentiere in der folgenden Tabelle täglich in Stichpunkten deine <text:s/>Tätigkeiten. Beurteile diese in der letzten Spalte der Tabelle!</text:span></text:span></text:p>
      <text:p text:style-name="P25">Zusätzliche Fotos / Abb. / Zeichnungen / u.U. von Homepage der Firma zur Dokumentation von Arbeitsprozessen, Produkten, Materialien,…(mind. vier).</text:p>
      <text:p text:style-name="P25"/>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26">Tag</text:p>
          </table:table-cell>
          <table:table-cell table:style-name="Tabelle2.A1" office:value-type="string">
            <text:p text:style-name="P26">Zeit</text:p>
          </table:table-cell>
          <table:table-cell table:style-name="Tabelle2.A1" office:value-type="string">
            <text:p text:style-name="P26">Tätigkeit/ Arbeit</text:p>
          </table:table-cell>
          <table:table-cell table:style-name="Tabelle2.D1" office:value-type="string">
            <text:p text:style-name="P26">Eindrücke des Tages</text:p>
          </table:table-cell>
        </table:table-row>
        <table:table-row>
          <table:table-cell table:style-name="Tabelle2.A1" office:value-type="string">
            <text:p text:style-name="P40"><text:span text:style-name="Absatz-Standardschriftart"><text:span text:style-name="T9">Montag, 21.09.2015</text:span></text:span></text:p>
          </table:table-cell>
          <table:table-cell table:style-name="Tabelle2.A1" office:value-type="string">
            <text:p text:style-name="P43">7:58-</text:p>
            <text:p text:style-name="P43">9:15-</text:p>
            <text:p text:style-name="P43">15:58-</text:p>
            <text:p text:style-name="P43">17:16</text:p>
          </table:table-cell>
          <table:table-cell table:style-name="Tabelle2.A1" office:value-type="string">
            <text:p text:style-name="P43">Internet Recherche ADS-B und Raspberry Pi </text:p>
            <text:p text:style-name="P43">Führung, aufgaben Wahl, Projekt Erklärung, Einführung(Passwort, Token(Schlüssel),…)</text:p>
          </table:table-cell>
          <table:table-cell table:style-name="Tabelle2.D1" office:value-type="string">
            <text:p text:style-name="P42">Größeres Institut als ich dachte , haben eine hohe Meinung von mir lassen mich viel alleine machen, Interessant</text:p>
          </table:table-cell>
        </table:table-row>
        <table:table-row>
          <table:table-cell table:style-name="Tabelle2.A1" office:value-type="string">
            <text:p text:style-name="P40"><text:span text:style-name="Absatz-Standardschriftart"><text:span text:style-name="T9">Dienstag, 22.09.2015</text:span></text:span></text:p>
          </table:table-cell>
          <table:table-cell table:style-name="Tabelle2.A1" office:value-type="string">
            <text:p text:style-name="P43">7:15-</text:p>
            <text:p text:style-name="P43">8:15-</text:p>
            <text:p text:style-name="P43">15:22-</text:p>
            <text:p text:style-name="P43">16:32</text:p>
          </table:table-cell>
          <table:table-cell table:style-name="Tabelle2.A1" office:value-type="string">
            <text:p text:style-name="P43">Raspberry pi Betriebsystem flashen und <text:span text:style-name="T18">configurieren </text:span></text:p>
            <text:p text:style-name="P43"><text:span text:style-name="T18">umzug in raum mit bessern gegebenheiten</text:span></text:p>
            <text:p text:style-name="P43">remote steuerung pi durch pc mittels ssh <text:s/>entwickelt/eingerichtet</text:p>
          </table:table-cell>
          <table:table-cell table:style-name="Tabelle2.D1" office:value-type="string">
            <text:p text:style-name="P43">Zitat: „bei wissenschaftlichen-en Arbeiten geht es nicht um die Anwesenheit sondern um das Ergebnis“</text:p>
            <text:p text:style-name="P43">[Auch die billigen Lösungen können helfen(Freeware)]</text:p>
          </table:table-cell>
        </table:table-row>
        <table:table-row>
          <table:table-cell table:style-name="Tabelle2.A1" office:value-type="string">
            <text:p text:style-name="P40"><text:span text:style-name="Absatz-Standardschriftart"><text:span text:style-name="T9">Mittwoch, 23.09.2015</text:span></text:span></text:p>
          </table:table-cell>
          <table:table-cell table:style-name="Tabelle2.A1" office:value-type="string">
            <text:p text:style-name="P43"/>
          </table:table-cell>
          <table:table-cell table:style-name="Tabelle2.A1" office:value-type="string">
            <text:p text:style-name="P43"/>
            <text:p text:style-name="P42"/>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26">Donnerstag,</text:p>
            <text:p text:style-name="Standard"><text:span text:style-name="Absatz-Standardschriftart"><text:span text:style-name="T9">24.09.2015</text:span></text:span></text:p>
          </table:table-cell>
          <table:table-cell table:style-name="Tabelle2.A1" office:value-type="string">
            <text:p text:style-name="P43"/>
          </table:table-cell>
          <table:table-cell table:style-name="Tabelle2.A1" office:value-type="string">
            <text:p text:style-name="P43"/>
            <text:p text:style-name="P42"/>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40"><text:span text:style-name="Absatz-Standardschriftart"><text:span text:style-name="T9">Freitag, 25.09.2015</text:span></text:span></text:p>
          </table:table-cell>
          <table:table-cell table:style-name="Tabelle2.A1" office:value-type="string">
            <text:p text:style-name="P43"/>
          </table:table-cell>
          <table:table-cell table:style-name="Tabelle2.A1" office:value-type="string">
            <text:p text:style-name="P43"/>
            <text:p text:style-name="P42"/>
            <text:p text:style-name="P42"/>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40"><text:span text:style-name="Absatz-Standardschriftart"><text:span text:style-name="T9">Montag, </text:span></text:span><text:span text:style-name="Absatz-Standardschriftart"><text:span text:style-name="T9">28.09.2015</text:span></text:span></text:p>
          </table:table-cell>
          <table:table-cell table:style-name="Tabelle2.A1" office:value-type="string">
            <text:p text:style-name="P43"/>
          </table:table-cell>
          <table:table-cell table:style-name="Tabelle2.A1" office:value-type="string">
            <text:p text:style-name="P43"/>
            <text:p text:style-name="P42"/>
            <text:p text:style-name="P42"/>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40"><text:span text:style-name="Absatz-Standardschriftart"><text:span text:style-name="T9">Dienstag, 29.09.2015</text:span></text:span></text:p>
          </table:table-cell>
          <table:table-cell table:style-name="Tabelle2.A1" office:value-type="string">
            <text:p text:style-name="P43"/>
          </table:table-cell>
          <table:table-cell table:style-name="Tabelle2.A1" office:value-type="string">
            <text:p text:style-name="P43"/>
            <text:p text:style-name="P42"/>
            <text:p text:style-name="P42"/>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40"><text:span text:style-name="Absatz-Standardschriftart"><text:span text:style-name="T9">Mittwoch, 30.09.2015</text:span></text:span></text:p>
          </table:table-cell>
          <table:table-cell table:style-name="Tabelle2.A1" office:value-type="string">
            <text:p text:style-name="P43"/>
          </table:table-cell>
          <table:table-cell table:style-name="Tabelle2.A1" office:value-type="string">
            <text:p text:style-name="P43"/>
            <text:p text:style-name="P42"/>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40"><text:span text:style-name="Absatz-Standardschriftart"><text:span text:style-name="T9">Donnerstag, 01.10.2015</text:span></text:span></text:p>
          </table:table-cell>
          <table:table-cell table:style-name="Tabelle2.A1" office:value-type="string">
            <text:p text:style-name="P43"/>
          </table:table-cell>
          <table:table-cell table:style-name="Tabelle2.A1" office:value-type="string">
            <text:p text:style-name="P43"/>
            <text:p text:style-name="P42"/>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26">Freitag,</text:p>
            <text:p text:style-name="Standard"><text:span text:style-name="Absatz-Standardschriftart"><text:span text:style-name="T9">02.10.2015</text:span></text:span></text:p>
          </table:table-cell>
          <table:table-cell table:style-name="Tabelle2.A1" office:value-type="string">
            <text:p text:style-name="P43"/>
          </table:table-cell>
          <table:table-cell table:style-name="Tabelle2.A1" office:value-type="string">
            <text:p text:style-name="P43"/>
            <text:p text:style-name="P42"/>
            <text:p text:style-name="P42"><text:soft-page-break/></text:p>
            <text:p text:style-name="P42"/>
          </table:table-cell>
          <table:table-cell table:style-name="Tabelle2.D1" office:value-type="string">
            <text:p text:style-name="P43"/>
            <text:p text:style-name="P42"/>
          </table:table-cell>
        </table:table-row>
      </table:table>
      <text:p text:style-name="P3">Seite 8 und 9: <text:s/>Praktikumsbericht</text:p>
      <text:p text:style-name="P30"/>
      <text:p text:style-name="Standard"><text:span text:style-name="Absatz-Standardschriftart"><text:span text:style-name="T7">Aufgabe:</text:span></text:span><text:span text:style-name="Absatz-Standardschriftart"><text:span text:style-name="T12"> Schreibe einen Bericht mit dem Computer über dein Praktikum! Achte auf </text:span></text:span><text:span text:style-name="Absatz-Standardschriftart"><text:span text:style-name="T12">einen richtigen Aufbau und einen angemessenen und sachlichen Stil!</text:span></text:span></text:p>
      <text:p text:style-name="P54"/>
      <text:p text:style-name="P31">Aufbau und Inhalt des Praktikumsberichtes (siehe „Deutschbuch 9“, S. 73 – 74)</text:p>
      <text:p text:style-name="P20"/>
      <text:p text:style-name="Standard"><text:span text:style-name="Absatz-Standardschriftart"><text:span text:style-name="T13">1 </text:span></text:span><text:span text:style-name="Absatz-Standardschriftart"><text:span text:style-name="T13"><text:tab/>Mein Weg zum Betrieb </text:span></text:span><text:span text:style-name="Absatz-Standardschriftart"><text:span text:style-name="T14">(kurze Info im Vergleich zum Schulweg; Verkehrs-</text:span></text:span></text:p>
      <text:p text:style-name="Standard"><text:span text:style-name="Absatz-Standardschriftart"><text:span text:style-name="T13"><text:tab/></text:span></text:span><text:span text:style-name="Absatz-Standardschriftart"><text:span text:style-name="T14">mittel, Entfernung; Fahrzeit; …)</text:span></text:span></text:p>
      <text:p text:style-name="P33"/>
      <text:p text:style-name="P33">2 <text:tab/>Allgemeines zum Betrieb</text:p>
      <text:p text:style-name="P34">2.1<text:tab/>Name: Firma Spaß und Lustig</text:p>
      <text:p text:style-name="P34">2.2<text:tab/>Größe: 1 Geschäftsführer, 5 Angestellte</text:p>
      <text:p text:style-name="P34">2.3<text:tab/>Arbeitsbereich (Produktion, Dienstleistung, Unterhaltungsbranche, Versorgung)</text:p>
      <text:p text:style-name="P34">2.4<text:tab/>Zusammenhänge mit anderen Betrieben (Zulieferer, Importe, Exporte...)</text:p>
      <text:p text:style-name="P35"/>
      <text:p text:style-name="P35">3<text:tab/>Organisation und Weisungsordnung im Betrieb</text:p>
      <text:p text:style-name="P34">3.1<text:tab/>Zusammensetzung der Mitarbeiter (weiblich/männlich, Angestellte/Arbeiter...)</text:p>
      <text:p text:style-name="P34">3.2<text:tab/>Auflistung aller im Betrieb vertretenen Berufe</text:p>
      <text:p text:style-name="P34">3.3<text:tab/>Abteilungen des Betriebes</text:p>
      <text:p text:style-name="P34">3.4<text:tab/>Weisungsordnung (eventuell nur des Bereiches, in dem dein Praktikum <text:tab/>stattfand; Beispiel: Direktor – Betriebsleiter – Abteilungsleiter – Meister – <text:tab/>Facharbeiter – angelernte Kräfte)</text:p>
      <text:p text:style-name="P22">3.5<text:tab/>Möglichkeiten der Fort- und Weiterbildung im Betrieb</text:p>
      <text:p text:style-name="P30"/>
      <text:p text:style-name="Standard"><text:span text:style-name="Absatz-Standardschriftart"><text:span text:style-name="T12">4</text:span></text:span><text:span text:style-name="Absatz-Standardschriftart"><text:span text:style-name="T12"><text:tab/>Allgemeines zur Arbeit im Betrieb, soziale Le</text:span></text:span><text:span text:style-name="Absatz-Standardschriftart"><text:span text:style-name="T12">istungen, Mitbestimmung</text:span></text:span></text:p>
      <text:p text:style-name="P22">4.1<text:tab/>Arbeitszeiten</text:p>
      <text:p text:style-name="P22">4.2<text:tab/>Unfallschutzmaßnahmen</text:p>
      <text:p text:style-name="P22">4.3<text:tab/>Besondere soziale Leistungen</text:p>
      <text:p text:style-name="P30"/>
      <text:p text:style-name="P30">5<text:tab/>Mein Arbeitsplatz</text:p>
      <text:p text:style-name="P22">5.1<text:tab/>Art des Arbeitsplatzes</text:p>
      <text:p text:style-name="P22">5.2<text:tab/>Ausgeführte Tätigkeiten</text:p>
      <text:p text:style-name="P22">5.2.1<text:tab/>Selbstständig ausgeführt</text:p>
      <text:p text:style-name="P22">5.2.2<text:tab/>Unter Anleitung ausgeführt</text:p>
      <text:p text:style-name="P22">5.3<text:tab/>Anforderungen des Arbeitsplatzes</text:p>
      <text:p text:style-name="P22">5.4<text:tab/>Verlangter Bildungsabschluss</text:p>
      <text:p text:style-name="P22">5.5<text:tab/>Dauer und Art der Ausbildung</text:p>
      <text:p text:style-name="P22">5.6<text:tab/>Arbeitsplatzsituation</text:p>
      <text:p text:style-name="P22">5.7<text:tab/>Möglichkeiten der weiteren Qualifizierung</text:p>
      <text:p text:style-name="P30"/>
      <text:p text:style-name="Standard"><text:span text:style-name="Absatz-Standardschriftart"><text:span text:style-name="T12">6</text:span></text:span><text:span text:style-name="Absatz-Standardschriftart"><text:span text:style-name="T12"><text:tab/>Tagesbericht </text:span></text:span><text:span text:style-name="Absatz-Standardschriftart"><text:span text:style-name="T10">(ein ausformulierter Tagesbericht) </text:span></text:span><text:span text:style-name="Absatz-Standardschriftart"><text:span text:style-name="T16">→</text:span></text:span><text:span text:style-name="Absatz-Standardschriftart"><text:span text:style-name="T17"> Präteritum</text:span></text:span></text:p>
      <text:p text:style-name="P30"/>
      <text:p text:style-name="P30">7<text:tab/>Freizeit während des Praktikums</text:p>
      <text:p text:style-name="P22">7.1<text:tab/>Beschreibung des persönlichen Befindens am Ende eines Arbeitstages</text:p>
      <text:p text:style-name="P22">7.2<text:tab/>Folgen der „Berufstätigkeit“ für deine Freizeitaktivitäten</text:p>
      <text:p text:style-name="P30"/>
      <text:p text:style-name="P30">8<text:tab/>Kritische Zusammenfassung der Praktikumserfahrungen</text:p>
      <text:p text:style-name="P22">8.1<text:tab/>Erwartungen und ihre Erfüllung bzw. Nichterfüllung</text:p>
      <text:p text:style-name="P22">8.2<text:tab/>Beurteilung der Erfahrungen (sinnvoll oder nicht) mit Begründung</text:p>
      <text:p text:style-name="P22">8.3<text:tab/>Verbesserungsvorschläge</text:p>
      <text:p text:style-name="P4">Seite 10:<text:tab/><text:tab/>Auswertung des Betriebes – Schülerbeurteilung</text:p>
      <text:p text:style-name="P32"/>
      <text:p text:style-name="P36">Name des Schülers/der Schülerin: ......................................................................................</text:p>
      <text:p text:style-name="P36"/>
      <text:p text:style-name="P36">Beschreibung der Arbeit: .....................................................................................................</text:p>
      <text:p text:style-name="P55"/>
      <text:p text:style-name="P25"/>
      <text:p text:style-name="P33">Bitte entsprechend durch Ankreuzen ausfüllen!</text:p>
      <text:p text:style-name="P5"/>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45"/>
          </table:table-cell>
          <table:table-cell table:style-name="Tabelle3.A1" office:value-type="string">
            <text:p text:style-name="P23">selten</text:p>
          </table:table-cell>
          <table:table-cell table:style-name="Tabelle3.A1" office:value-type="string">
            <text:p text:style-name="P23">gelegentlich</text:p>
          </table:table-cell>
          <table:table-cell table:style-name="Tabelle3.A1" office:value-type="string">
            <text:p text:style-name="P23">meistens</text:p>
          </table:table-cell>
          <table:table-cell table:style-name="Tabelle3.E1" office:value-type="string">
            <text:p text:style-name="P23">immer</text:p>
          </table:table-cell>
        </table:table-row>
        <table:table-row>
          <table:table-cell table:style-name="Tabelle3.A1" office:value-type="string">
            <text:p text:style-name="P23">Erschien der Praktikant täglich zum vereinbarten Arbeitsbeginn pünktlich?</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Fand der Praktikant den richtigen Ton im Umgang mit den Kollegen und/oder Kunden?</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Zeigte der Praktikant Interesse an der Arbeit?</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War der Praktikant wissbegierig, stellte er Fragen?</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Bemühte sich der Praktikant etwas besser zu machen, wenn etwas kritisiert wurde?</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Erledigte der Praktikant ihm übertragene Aufgaben zuverlässig?</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40"><text:span text:style-name="Absatz-Standardschriftart"><text:span text:style-name="T15">Platz für weitere, durch den Betreuer oder den Betrieb wichtige Beurteilungsaspekte</text:span></text:span></text:p>
            <text:p text:style-name="P22"/>
            <text:p text:style-name="P22"/>
            <text:p text:style-name="P22"/>
            <text:p text:style-name="P44"/>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
      <text:p text:style-name="P44"><text:line-break/></text:p>
      <text:p text:style-name="P22">Wir bitten um eine kurze Einschätzung des Praktikanten/ der Praktikantin in zwei bis drei Sätzen (Verbalbeurteilung):</text:p>
      <text:p text:style-name="P22"/>
      <text:p text:style-name="P22"/>
      <text:p text:style-name="P22"/>
      <text:p text:style-name="P22"/>
      <text:p text:style-name="P22"/>
      <text:p text:style-name="P22"/>
      <text:p text:style-name="P22"/>
      <text:p text:style-name="P22"/>
      <text:p text:style-name="P22"/>
      <text:p text:style-name="P22"/>
      <text:p text:style-name="P22"/>
      <text:p text:style-name="Standard"><text:span text:style-name="Absatz-Standardschriftart"><text:span text:style-name="T8">Fehltage: ................... entschuldigt: ................... unentschuldigt: .......................................</text:span></text:span></text:p>
      <text:p text:style-name="P22"/>
      <text:p text:style-name="P22"/>
      <text:p text:style-name="P22"/>
      <text:p text:style-name="P24">_________________________________________________________</text:p>
      <text:p text:style-name="P24">Datum/ Unterschrift des Beurteilende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Courier New" svg:font-family="'Courier New'" style:font-family-generic="modern" style:font-pitch="fixed"/>
    <style:font-face style:name="MS Mincho" svg:font-family="'MS Mincho'" style:font-family-generic="modern" style:font-pitch="fixed"/>
    <style:font-face style:name="Tahoma1" svg:font-family="Tahoma"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draw:gradient draw:name="a2" draw:style="linear" draw:start-color="#ffffff" draw:end-color="#ffffff" draw:start-intensity="100%" draw:end-intensity="100%" draw:angle="0" draw:border="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de" style:country-asian="DE"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rial"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sian="Lucida Sans Unicode"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orphans="2" fo:widows="2" fo:hyphenation-ladder-count="no-limit" fo:keep-with-next="always"/>
      <style:text-properties fo:font-size="14pt" style:font-name-asian="Times New Roman" style:font-size-asian="14pt" fo:hyphenate="true" fo:hyphenation-remain-char-count="0" fo:hyphenation-push-char-count="0"/>
    </style:style>
    <style:style style:name="Heading_20_2" style:display-name="Heading 2" style:family="paragraph" style:parent-style-name="Standard" style:next-style-name="Standard" style:default-outline-level="2" style:class="text">
      <style:paragraph-properties fo:line-height="150%" fo:orphans="2" fo:widows="2" fo:hyphenation-ladder-count="no-limit" fo:keep-with-next="always"/>
      <style:text-properties fo:font-size="14pt" style:font-name-asian="Times New Roman" style:font-size-asian="14pt" style:font-size-complex="18pt" style:font-weight-complex="bold" fo:hyphenate="tru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Beschriftung1" style:family="paragraph" style:parent-style-name="Standard">
      <style:paragraph-properties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Absatz-Standardschriftart" style:family="text"/>
    <style:style style:name="WW8Num5z1" style:family="text">
      <style:text-properties style:font-name="Symbol" style:font-name-asian="Times New Roman" style:font-name-complex="Times New Roman"/>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Absatzstandardschriftart" style:family="text"/>
    <style:style style:name="Numbering_20_Symbols" style:display-name="Numbering Symbols" style:family="text"/>
    <style:style style:name="WW_5f_CharLFO5LVL2" style:display-name="WW_CharLFO5LVL2" style:family="text">
      <style:text-properties style:font-name="Symbol" style:font-name-asian="Times New Roman" style:font-name-complex="Times New Roman"/>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style>
    <style:style style:name="WW_5f_CharLFO6LVL9" style:display-name="WW_CharLFO6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text:start-value="4">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style-number>
      <text:list-level-style-number text:level="2" style:num-suffix="." style:num-format="1" text:start-value="5">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style-number>
      <text:list-level-style-bullet text:level="2" text:style-name="WW_5f_CharLFO5LVL2" text:bullet-char="">
        <style:list-level-properties/>
        <style:text-properties style:font-name="Symbol"/>
      </text:list-level-style-bullet>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style:text-properties style:font-name="Symbol"/>
      </text:list-level-style-bullet>
      <text:list-level-style-bullet text:level="2" text:style-name="WW_5f_CharLFO6LVL2" text:bullet-char="o">
        <style:list-level-properties/>
        <style:text-properties style:font-name="Courier New"/>
      </text:list-level-style-bullet>
      <text:list-level-style-bullet text:level="3" text:style-name="WW_5f_CharLFO6LVL3" text:bullet-char="">
        <style:list-level-properties/>
        <style:text-properties style:font-name="Wingdings"/>
      </text:list-level-style-bullet>
      <text:list-level-style-bullet text:level="4" text:style-name="WW_5f_CharLFO6LVL4" text:bullet-char="">
        <style:list-level-properties/>
        <style:text-properties style:font-name="Symbol"/>
      </text:list-level-style-bullet>
      <text:list-level-style-bullet text:level="5" text:style-name="WW_5f_CharLFO6LVL5" text:bullet-char="o">
        <style:list-level-properties/>
        <style:text-properties style:font-name="Courier New"/>
      </text:list-level-style-bullet>
      <text:list-level-style-bullet text:level="6" text:style-name="WW_5f_CharLFO6LVL6" text:bullet-char="">
        <style:list-level-properties/>
        <style:text-properties style:font-name="Wingdings"/>
      </text:list-level-style-bullet>
      <text:list-level-style-bullet text:level="7" text:style-name="WW_5f_CharLFO6LVL7" text:bullet-char="">
        <style:list-level-properties/>
        <style:text-properties style:font-name="Symbol"/>
      </text:list-level-style-bullet>
      <text:list-level-style-bullet text:level="8" text:style-name="WW_5f_CharLFO6LVL8" text:bullet-char="o">
        <style:list-level-properties/>
        <style:text-properties style:font-name="Courier New"/>
      </text:list-level-style-bullet>
      <text:list-level-style-bullet text:level="9" text:style-name="WW_5f_CharLFO6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1.496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Vorschlag-Aufbau des Praktikumhefters</dc:title>
    <meta:initial-creator>- -</meta:initial-creator>
    <dc:creator>Tom Heine</dc:creator>
    <meta:creation-date>2015-09-08T17:44:00Z</meta:creation-date>
    <dc:date>2015-09-22T22:18:55.33</dc:date>
    <meta:print-date>2014-01-14T15:29:00Z</meta:print-date>
    <meta:editing-cycles>5</meta:editing-cycles>
    <meta:editing-duration>PT40M36S</meta:editing-duration>
    <meta:document-statistic meta:table-count="3" meta:image-count="2" meta:object-count="0" meta:page-count="7" meta:paragraph-count="130" meta:word-count="921" meta:character-count="7382"/>
    <meta:user-defined meta:name="Info 1"/>
    <meta:user-defined meta:name="Info 2"/>
    <meta:user-defined meta:name="Info 3"/>
    <meta:user-defined meta:name="Info 4"/>
    <meta:template xlink:type="simple" xlink:actuate="onRequest" xlink:title="" xlink:href="Normal"/>
  </office:meta>
</office:document-meta>
</file>